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1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AL_entete#%</text:p>
      <text:p text:style-name="Standard">%#include AL/AGLS/commun/dateAdresse/dateAdresse_Decision#%</text:p>
      <text:p text:style-name="Standard">%#include AL_reference_decision#%</text:p>
      <text:p text:style-name="P2">%#include AL_tableau_decision#%</text:p>
      <text:p text:style-name="P9">%#include AL/decision/tableMontants#%</text:p>
      <text:p text:style-name="P9">%#include AL/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12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1">%=remLineWhenBlank(texte_paragraphe_3, -1)=%</text:p>
      <text:p text:style-name="P8"/>
      <text:p text:style-name="P8"/>
      <text:p text:style-name="P7">%#include AL/AGLS/commun/signatures/decision#%</text:p>
      <text:p text:style-name="P7">%=pushToEnd()=%</text:p>
      <text:p text:style-name="P7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3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Cédric Bulloni</dc:creator>
    <dc:date>2013-12-10T13:13:06.87</dc:date>
    <meta:editing-cycles>311</meta:editing-cycles>
    <meta:editing-duration>PT17H28M47S</meta:editing-duration>
    <meta:document-statistic meta:table-count="0" meta:image-count="0" meta:object-count="0" meta:page-count="1" meta:paragraph-count="18" meta:word-count="31" meta:character-count="684"/>
    <meta:user-defined meta:name="Info 1"/>
    <meta:user-defined meta:name="Info 2"/>
    <meta:user-defined meta:name="Info 3"/>
    <meta:user-defined meta:name="Info 4"/>
  </office:meta>
</office:document-meta>
</file>